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Monospaced" svg:font-family="Monospaced"/>
  </office:font-face-decls>
  <office:automatic-styles>
    <style:style style:family="paragraph" style:name="a6174b8">
      <style:paragraph-properties style:line-break="strict" style:punctuation-wrap="hanging" style:text-autospace="ideograph-alpha" style:writing-mode="page"/>
      <style:text-properties fo:color="#ff0000" fo:font-size="8.0pt" style:font-name="Monospaced" style:font-name-asian="Lucida Sans Unicode" style:font-name-complex="Tahoma" style:font-size-asian="12pt" style:font-size-complex="12pt"/>
    </style:style>
    <text:list-style style:name="l3ade48">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3ade48" style:name="ae9de62" style:parent-style-name="Default_20_Text"/>
    <style:style style:display-name="Default_20_Text" style:family="paragraph" style:name="Default_20_Text"/>
    <style:style style:family="table" style:name="a18a07e">
      <style:table-properties style:width="6.693in" table:align="margins"/>
    </style:style>
    <style:style style:family="table-column" style:name="a4270bf">
      <style:table-column-properties style:column-width="0.3937in" style:rel-column-width="3855*" style:use-optimal-column-width="true"/>
    </style:style>
    <style:style style:family="table-cell" style:name="ad8d31a">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72706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263f6">
      <style:table-cell-properties fo:border="0.0007in solid #000000" fo:padding="0.0382in" style:vertical-align="middle"/>
      <style:paragraph-properties fo:text-align="center"/>
      <style:text-properties fo:color="#ff0000" fo:font-size="8.0pt" style:font-name="Monospaced"/>
    </style:style>
    <style:style style:family="table-cell" style:name="aa64830">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olumn" style:name="ad96d10">
      <style:table-column-properties style:column-width="0.3937in" style:rel-column-width="3855*" style:use-optimal-column-width="true"/>
    </style:style>
    <style:style style:family="table-cell" style:name="ac41e5c">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a7b29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027d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afc9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3e1f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cdd5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e655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d6d3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5774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09d8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641a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342a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3e2c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418e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5926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c0c1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e295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23550">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97ad4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990a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f5b6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a9dc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dc71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835e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344c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f1b1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f396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162f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1542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4222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25fb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4e26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78b4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fb9c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2ff53">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5484a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789f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41a1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76aa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384a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806c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da75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9d2e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971b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5465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e2ab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779f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e9f2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b63e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969f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bb5f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65d23">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cd7ca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9816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8f92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17bc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d109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ba0c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64fd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1dae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d2a1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80e6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4065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e082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d1e9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2912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e68f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22e1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efa8e">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f2a47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1d03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1d56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dea1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d17c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76a9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c3af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1312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afb8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e773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b3c4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8843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3fda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9e1f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31ce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6d4a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497cc">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26739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fa57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0e1a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2b10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2085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9609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d204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5950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87e5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3f54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2cd1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062d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f4e3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4e23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e380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0555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4ff5f">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081be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09e0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a874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deb0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64f1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a215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7148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3fea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6c9a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cb31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1bb5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370c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54c3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effb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a5ee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a99e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a4691">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e6b0b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a0d8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7636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2400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9952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36c6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8fe4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76ee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5839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faaf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0d47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ec07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706d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b5fb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9e5c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fd30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72788">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d0f0b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202d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da54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0e58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0696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c98c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bfb7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f319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ee08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afe0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bbdd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c7a6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9ced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273d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ed0f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d1ef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4fa14">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bc4db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22b4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6575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bd53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8f0e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3289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3676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9780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29db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35e9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32ba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c90c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9353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473c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853d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6f0f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46d03">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33bab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edc7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a97e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622a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3946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998f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05ca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ac1b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eda8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2e19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699e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91ed5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8d4d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bb5b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07ce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de07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a7ace">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4ce5c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0da6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4354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403f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e15d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5aac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f07e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8089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eab6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b901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9a3e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bb55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cf87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b077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8309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5d30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0352b">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93281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60d6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ca53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a1ad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011b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ad00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0e16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d325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d6cd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216b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a408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526a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f9e7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86a0b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86d4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6af9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09127">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5d5eb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1510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ce49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7361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16d7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400b5">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20b7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31f5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e2c0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dcd5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2333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fd5b2">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8e0f1">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d37f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e2ee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5cc4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79e68">
      <style:table-cell-properties fo:border-bottom="0.0007in solid #000000" fo:border-left="0.0007in solid #000000" fo:border-right="none" fo:border-top="0.0007in solid #000000" fo:padding="0.0382in" style:vertical-align="middle"/>
      <style:paragraph-properties fo:text-align="center"/>
      <style:text-properties fo:color="#ff0000" fo:font-size="8.0pt" style:font-name="Monospaced"/>
    </style:style>
    <style:style style:family="table-cell" style:name="a64cd0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5c10a">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a913b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75967">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6e27d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809f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82e7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f645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3a0a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398b9c">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7a94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4c01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567a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f7542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958ee">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bf4c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50de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1f21a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085f5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4c64d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0bf64">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2c911b">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55a96">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44c5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daf6d">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eba9e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b85f69">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0ddc0">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df798f">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c95938">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50a113">
      <style:table-cell-properties fo:border-bottom="0.0007in solid #000000" fo:border-left="0.0007in solid #000000" fo:border-right="none" fo:border-top="none" fo:padding="0.0382in" style:vertical-align="middle"/>
      <style:paragraph-properties fo:text-align="center"/>
      <style:text-properties fo:color="#ff0000" fo:font-size="8.0pt" style:font-name="Monospaced"/>
    </style:style>
    <style:style style:family="table-cell" style:name="a7a2f5e">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907926">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3aad8c">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a3e8fe">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56ea8c">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cd5971">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4be616">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623fe0">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d7ef06">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0c603c">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b8a6b4">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7c6a62">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505c4f">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073518">
      <style:table-cell-properties fo:border="0.0007in solid #000000" fo:border-bottom="0.0007in solid #000000" fo:border-top="none" fo:padding="0.0382in" style:vertical-align="middle"/>
      <style:paragraph-properties fo:text-align="center"/>
      <style:text-properties fo:color="#ff0000" fo:font-size="8.0pt" style:font-name="Monospaced"/>
    </style:style>
    <style:style style:family="table-cell" style:name="a06e322">
      <style:table-cell-properties fo:border="0.0007in solid #000000" fo:border-bottom="0.0007in solid #000000" fo:border-top="none" fo:padding="0.0382in" style:vertical-align="middle"/>
      <style:paragraph-properties fo:text-align="center"/>
      <style:text-properties fo:color="#ff0000" fo:font-size="8.0pt" style:font-name="Monospac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a6174b8">Hello World, Hello Simple ODF!</text:p>
      <text:p>The following is a list.</text:p>
      <text:list text:style-name="l3ade48" xml:id="list33461526">
        <text:list-item>
          <text:p>item1</text:p>
        </text:list-item>
        <text:list-item>
          <text:p>item2</text:p>
        </text:list-item>
        <text:list-item>
          <text:p>item3</text:p>
        </text:list-item>
      </text:list>
      <table:table table:name="Table1" table:style-name="a18a07e">
        <table:table-header-columns>
          <table:table-column table:style-name="ad96d10"/>
        </table:table-header-columns>
        <table:table-column table:number-columns-repeated="16" table:style-name="a4270bf"/>
        <table:table-header-rows>
          <table:table-row>
            <table:table-cell table:style-name="ac41e5c"/>
            <table:table-cell office:string-value="R00" office:value-type="string" table:style-name="a623550">
              <text:p>R00</text:p>
            </table:table-cell>
            <table:table-cell office:string-value="R01" office:value-type="string" table:style-name="ae2ff53">
              <text:p>R01</text:p>
            </table:table-cell>
            <table:table-cell office:string-value="R02" office:value-type="string" table:style-name="a265d23">
              <text:p>R02</text:p>
            </table:table-cell>
            <table:table-cell office:string-value="R03" office:value-type="string" table:style-name="adefa8e">
              <text:p>R03</text:p>
            </table:table-cell>
            <table:table-cell office:string-value="R04" office:value-type="string" table:style-name="a4497cc">
              <text:p>R04</text:p>
            </table:table-cell>
            <table:table-cell office:string-value="R05" office:value-type="string" table:style-name="ac4ff5f">
              <text:p>R05</text:p>
            </table:table-cell>
            <table:table-cell office:string-value="R06" office:value-type="string" table:style-name="a0a4691">
              <text:p>R06</text:p>
            </table:table-cell>
            <table:table-cell office:string-value="R07" office:value-type="string" table:style-name="aa72788">
              <text:p>R07</text:p>
            </table:table-cell>
            <table:table-cell office:string-value="R08" office:value-type="string" table:style-name="a74fa14">
              <text:p>R08</text:p>
            </table:table-cell>
            <table:table-cell office:string-value="R09" office:value-type="string" table:style-name="a246d03">
              <text:p>R09</text:p>
            </table:table-cell>
            <table:table-cell office:string-value="R10" office:value-type="string" table:style-name="a1a7ace">
              <text:p>R10</text:p>
            </table:table-cell>
            <table:table-cell office:string-value="R11" office:value-type="string" table:style-name="a70352b">
              <text:p>R11</text:p>
            </table:table-cell>
            <table:table-cell office:string-value="R12" office:value-type="string" table:style-name="a709127">
              <text:p>R12</text:p>
            </table:table-cell>
            <table:table-cell office:string-value="R13" office:value-type="string" table:style-name="ad79e68">
              <text:p>R13</text:p>
            </table:table-cell>
            <table:table-cell office:string-value="R14" office:value-type="string" table:style-name="ad8d31a">
              <text:p>R14</text:p>
            </table:table-cell>
            <table:table-cell office:string-value="R15" office:value-type="string" table:style-name="af263f6">
              <text:p>R15</text:p>
            </table:table-cell>
          </table:table-row>
        </table:table-header-rows>
        <table:table-row>
          <table:table-cell office:string-value="C00" office:value-type="string" table:style-name="aa7b29f">
            <text:p>C00</text:p>
          </table:table-cell>
          <table:table-cell office:string-value="-" office:value-type="string" table:style-name="a97ad4c">
            <text:p>-</text:p>
          </table:table-cell>
          <table:table-cell office:string-value="-" office:value-type="string" table:style-name="a5484a4">
            <text:p>-</text:p>
          </table:table-cell>
          <table:table-cell office:string-value="N" office:value-type="string" table:style-name="acd7ca9">
            <text:p>N</text:p>
          </table:table-cell>
          <table:table-cell office:string-value="N" office:value-type="string" table:style-name="af2a47b">
            <text:p>N</text:p>
          </table:table-cell>
          <table:table-cell office:string-value="-" office:value-type="string" table:style-name="a267395">
            <text:p>-</text:p>
          </table:table-cell>
          <table:table-cell office:string-value="N" office:value-type="string" table:style-name="a081bef">
            <text:p>N</text:p>
          </table:table-cell>
          <table:table-cell office:string-value="Y" office:value-type="string" table:style-name="ae6b0b2">
            <text:p>Y</text:p>
          </table:table-cell>
          <table:table-cell office:string-value="N" office:value-type="string" table:style-name="ad0f0b2">
            <text:p>N</text:p>
          </table:table-cell>
          <table:table-cell office:string-value="Y" office:value-type="string" table:style-name="abc4dbe">
            <text:p>Y</text:p>
          </table:table-cell>
          <table:table-cell office:string-value="Y" office:value-type="string" table:style-name="a33babb">
            <text:p>Y</text:p>
          </table:table-cell>
          <table:table-cell office:string-value="Y" office:value-type="string" table:style-name="a4ce5c6">
            <text:p>Y</text:p>
          </table:table-cell>
          <table:table-cell office:string-value="N" office:value-type="string" table:style-name="a932819">
            <text:p>N</text:p>
          </table:table-cell>
          <table:table-cell office:string-value="Y" office:value-type="string" table:style-name="a5d5ebd">
            <text:p>Y</text:p>
          </table:table-cell>
          <table:table-cell office:string-value="Y" office:value-type="string" table:style-name="a64cd06">
            <text:p>Y</text:p>
          </table:table-cell>
          <table:table-cell office:string-value="Y" office:value-type="string" table:style-name="ac50de8">
            <text:p>Y</text:p>
          </table:table-cell>
          <table:table-cell office:string-value="Y" office:value-type="string" table:style-name="a7a2f5e">
            <text:p>Y</text:p>
          </table:table-cell>
        </table:table-row>
        <table:table-row>
          <table:table-cell office:string-value="C01" office:value-type="string" table:style-name="af027dd">
            <text:p>C01</text:p>
          </table:table-cell>
          <table:table-cell office:string-value="-" office:value-type="string" table:style-name="a5990a8">
            <text:p>-</text:p>
          </table:table-cell>
          <table:table-cell office:string-value="-" office:value-type="string" table:style-name="a9789f1">
            <text:p>-</text:p>
          </table:table-cell>
          <table:table-cell office:string-value="N" office:value-type="string" table:style-name="a598161">
            <text:p>N</text:p>
          </table:table-cell>
          <table:table-cell office:string-value="Y" office:value-type="string" table:style-name="a71d032">
            <text:p>Y</text:p>
          </table:table-cell>
          <table:table-cell office:string-value="Y" office:value-type="string" table:style-name="a7fa579">
            <text:p>Y</text:p>
          </table:table-cell>
          <table:table-cell office:string-value="Y" office:value-type="string" table:style-name="a209e08">
            <text:p>Y</text:p>
          </table:table-cell>
          <table:table-cell office:string-value="N" office:value-type="string" table:style-name="afa0d81">
            <text:p>N</text:p>
          </table:table-cell>
          <table:table-cell office:string-value="-" office:value-type="string" table:style-name="ac202df">
            <text:p>-</text:p>
          </table:table-cell>
          <table:table-cell office:string-value="-" office:value-type="string" table:style-name="a322b45">
            <text:p>-</text:p>
          </table:table-cell>
          <table:table-cell office:string-value="-" office:value-type="string" table:style-name="a6edc78">
            <text:p>-</text:p>
          </table:table-cell>
          <table:table-cell office:string-value="-" office:value-type="string" table:style-name="aa0da63">
            <text:p>-</text:p>
          </table:table-cell>
          <table:table-cell office:string-value="Y" office:value-type="string" table:style-name="a760d66">
            <text:p>Y</text:p>
          </table:table-cell>
          <table:table-cell office:string-value="N" office:value-type="string" table:style-name="a215100">
            <text:p>N</text:p>
          </table:table-cell>
          <table:table-cell office:string-value="-" office:value-type="string" table:style-name="ad5c10a">
            <text:p>-</text:p>
          </table:table-cell>
          <table:table-cell office:string-value="Y" office:value-type="string" table:style-name="a1f21ad">
            <text:p>Y</text:p>
          </table:table-cell>
          <table:table-cell office:string-value="N" office:value-type="string" table:style-name="a907926">
            <text:p>N</text:p>
          </table:table-cell>
        </table:table-row>
        <table:table-row>
          <table:table-cell office:string-value="C02" office:value-type="string" table:style-name="a8afc9c">
            <text:p>C02</text:p>
          </table:table-cell>
          <table:table-cell office:string-value="-" office:value-type="string" table:style-name="aaf5b60">
            <text:p>-</text:p>
          </table:table-cell>
          <table:table-cell office:string-value="N" office:value-type="string" table:style-name="a441a10">
            <text:p>N</text:p>
          </table:table-cell>
          <table:table-cell office:string-value="-" office:value-type="string" table:style-name="a48f926">
            <text:p>-</text:p>
          </table:table-cell>
          <table:table-cell office:string-value="-" office:value-type="string" table:style-name="a91d565">
            <text:p>-</text:p>
          </table:table-cell>
          <table:table-cell office:string-value="N" office:value-type="string" table:style-name="a40e1a0">
            <text:p>N</text:p>
          </table:table-cell>
          <table:table-cell office:string-value="N" office:value-type="string" table:style-name="aca874e">
            <text:p>N</text:p>
          </table:table-cell>
          <table:table-cell office:string-value="-" office:value-type="string" table:style-name="a076361">
            <text:p>-</text:p>
          </table:table-cell>
          <table:table-cell office:string-value="Y" office:value-type="string" table:style-name="a4da547">
            <text:p>Y</text:p>
          </table:table-cell>
          <table:table-cell office:string-value="-" office:value-type="string" table:style-name="a76575a">
            <text:p>-</text:p>
          </table:table-cell>
          <table:table-cell office:string-value="N" office:value-type="string" table:style-name="afa97e8">
            <text:p>N</text:p>
          </table:table-cell>
          <table:table-cell office:string-value="N" office:value-type="string" table:style-name="a84354f">
            <text:p>N</text:p>
          </table:table-cell>
          <table:table-cell office:string-value="-" office:value-type="string" table:style-name="afca536">
            <text:p>-</text:p>
          </table:table-cell>
          <table:table-cell office:string-value="Y" office:value-type="string" table:style-name="a6ce49c">
            <text:p>Y</text:p>
          </table:table-cell>
          <table:table-cell office:string-value="Y" office:value-type="string" table:style-name="aa913b3">
            <text:p>Y</text:p>
          </table:table-cell>
          <table:table-cell office:string-value="-" office:value-type="string" table:style-name="a085f53">
            <text:p>-</text:p>
          </table:table-cell>
          <table:table-cell office:string-value="Y" office:value-type="string" table:style-name="a3aad8c">
            <text:p>Y</text:p>
          </table:table-cell>
        </table:table-row>
        <table:table-row>
          <table:table-cell office:string-value="C03" office:value-type="string" table:style-name="ac3e1f6">
            <text:p>C03</text:p>
          </table:table-cell>
          <table:table-cell office:string-value="-" office:value-type="string" table:style-name="a5a9dc5">
            <text:p>-</text:p>
          </table:table-cell>
          <table:table-cell office:string-value="-" office:value-type="string" table:style-name="ab76aa2">
            <text:p>-</text:p>
          </table:table-cell>
          <table:table-cell office:string-value="Y" office:value-type="string" table:style-name="a717bcc">
            <text:p>Y</text:p>
          </table:table-cell>
          <table:table-cell office:string-value="-" office:value-type="string" table:style-name="aadea1b">
            <text:p>-</text:p>
          </table:table-cell>
          <table:table-cell office:string-value="Y" office:value-type="string" table:style-name="ab2b10a">
            <text:p>Y</text:p>
          </table:table-cell>
          <table:table-cell office:string-value="N" office:value-type="string" table:style-name="a6deb06">
            <text:p>N</text:p>
          </table:table-cell>
          <table:table-cell office:string-value="Y" office:value-type="string" table:style-name="a824003">
            <text:p>Y</text:p>
          </table:table-cell>
          <table:table-cell office:string-value="-" office:value-type="string" table:style-name="ad0e589">
            <text:p>-</text:p>
          </table:table-cell>
          <table:table-cell office:string-value="N" office:value-type="string" table:style-name="a9bd532">
            <text:p>N</text:p>
          </table:table-cell>
          <table:table-cell office:string-value="Y" office:value-type="string" table:style-name="a8622aa">
            <text:p>Y</text:p>
          </table:table-cell>
          <table:table-cell office:string-value="-" office:value-type="string" table:style-name="af403f5">
            <text:p>-</text:p>
          </table:table-cell>
          <table:table-cell office:string-value="Y" office:value-type="string" table:style-name="ada1adf">
            <text:p>Y</text:p>
          </table:table-cell>
          <table:table-cell office:string-value="-" office:value-type="string" table:style-name="a57361e">
            <text:p>-</text:p>
          </table:table-cell>
          <table:table-cell office:string-value="N" office:value-type="string" table:style-name="a075967">
            <text:p>N</text:p>
          </table:table-cell>
          <table:table-cell office:string-value="Y" office:value-type="string" table:style-name="a4c64db">
            <text:p>Y</text:p>
          </table:table-cell>
          <table:table-cell office:string-value="Y" office:value-type="string" table:style-name="aa3e8fe">
            <text:p>Y</text:p>
          </table:table-cell>
        </table:table-row>
        <table:table-row>
          <table:table-cell office:string-value="C04" office:value-type="string" table:style-name="adcdd5b">
            <text:p>C04</text:p>
          </table:table-cell>
          <table:table-cell office:string-value="-" office:value-type="string" table:style-name="aadc71f">
            <text:p>-</text:p>
          </table:table-cell>
          <table:table-cell office:string-value="-" office:value-type="string" table:style-name="a1384ac">
            <text:p>-</text:p>
          </table:table-cell>
          <table:table-cell office:string-value="N" office:value-type="string" table:style-name="a4d109b">
            <text:p>N</text:p>
          </table:table-cell>
          <table:table-cell office:string-value="-" office:value-type="string" table:style-name="abd17ca">
            <text:p>-</text:p>
          </table:table-cell>
          <table:table-cell office:string-value="N" office:value-type="string" table:style-name="a020855">
            <text:p>N</text:p>
          </table:table-cell>
          <table:table-cell office:string-value="-" office:value-type="string" table:style-name="a264f1d">
            <text:p>-</text:p>
          </table:table-cell>
          <table:table-cell office:string-value="-" office:value-type="string" table:style-name="a599528">
            <text:p>-</text:p>
          </table:table-cell>
          <table:table-cell office:string-value="N" office:value-type="string" table:style-name="a60696b">
            <text:p>N</text:p>
          </table:table-cell>
          <table:table-cell office:string-value="Y" office:value-type="string" table:style-name="a88f0ec">
            <text:p>Y</text:p>
          </table:table-cell>
          <table:table-cell office:string-value="Y" office:value-type="string" table:style-name="af39464">
            <text:p>Y</text:p>
          </table:table-cell>
          <table:table-cell office:string-value="-" office:value-type="string" table:style-name="a6e15d3">
            <text:p>-</text:p>
          </table:table-cell>
          <table:table-cell office:string-value="-" office:value-type="string" table:style-name="a5011b6">
            <text:p>-</text:p>
          </table:table-cell>
          <table:table-cell office:string-value="-" office:value-type="string" table:style-name="a316d73">
            <text:p>-</text:p>
          </table:table-cell>
          <table:table-cell office:string-value="-" office:value-type="string" table:style-name="a6e27d4">
            <text:p>-</text:p>
          </table:table-cell>
          <table:table-cell office:string-value="-" office:value-type="string" table:style-name="ac0bf64">
            <text:p>-</text:p>
          </table:table-cell>
          <table:table-cell office:string-value="-" office:value-type="string" table:style-name="a56ea8c">
            <text:p>-</text:p>
          </table:table-cell>
        </table:table-row>
        <table:table-row>
          <table:table-cell office:string-value="C05" office:value-type="string" table:style-name="a1e6557">
            <text:p>C05</text:p>
          </table:table-cell>
          <table:table-cell office:string-value="Y" office:value-type="string" table:style-name="a6835e6">
            <text:p>Y</text:p>
          </table:table-cell>
          <table:table-cell office:string-value="N" office:value-type="string" table:style-name="a3806c5">
            <text:p>N</text:p>
          </table:table-cell>
          <table:table-cell office:string-value="Y" office:value-type="string" table:style-name="aaba0c8">
            <text:p>Y</text:p>
          </table:table-cell>
          <table:table-cell office:string-value="N" office:value-type="string" table:style-name="ad76a95">
            <text:p>N</text:p>
          </table:table-cell>
          <table:table-cell office:string-value="N" office:value-type="string" table:style-name="a29609e">
            <text:p>N</text:p>
          </table:table-cell>
          <table:table-cell office:string-value="Y" office:value-type="string" table:style-name="aca215a">
            <text:p>Y</text:p>
          </table:table-cell>
          <table:table-cell office:string-value="N" office:value-type="string" table:style-name="a836c63">
            <text:p>N</text:p>
          </table:table-cell>
          <table:table-cell office:string-value="Y" office:value-type="string" table:style-name="afc98cc">
            <text:p>Y</text:p>
          </table:table-cell>
          <table:table-cell office:string-value="Y" office:value-type="string" table:style-name="a932895">
            <text:p>Y</text:p>
          </table:table-cell>
          <table:table-cell office:string-value="N" office:value-type="string" table:style-name="a3998fd">
            <text:p>N</text:p>
          </table:table-cell>
          <table:table-cell office:string-value="Y" office:value-type="string" table:style-name="a15aac3">
            <text:p>Y</text:p>
          </table:table-cell>
          <table:table-cell office:string-value="Y" office:value-type="string" table:style-name="a5ad006">
            <text:p>Y</text:p>
          </table:table-cell>
          <table:table-cell office:string-value="N" office:value-type="string" table:style-name="aa400b5">
            <text:p>N</text:p>
          </table:table-cell>
          <table:table-cell office:string-value="N" office:value-type="string" table:style-name="af809f6">
            <text:p>N</text:p>
          </table:table-cell>
          <table:table-cell office:string-value="-" office:value-type="string" table:style-name="a2c911b">
            <text:p>-</text:p>
          </table:table-cell>
          <table:table-cell office:string-value="Y" office:value-type="string" table:style-name="acd5971">
            <text:p>Y</text:p>
          </table:table-cell>
        </table:table-row>
        <table:table-row>
          <table:table-cell office:string-value="C06" office:value-type="string" table:style-name="a9d6d3f">
            <text:p>C06</text:p>
          </table:table-cell>
          <table:table-cell office:string-value="Y" office:value-type="string" table:style-name="aa344c3">
            <text:p>Y</text:p>
          </table:table-cell>
          <table:table-cell office:string-value="N" office:value-type="string" table:style-name="aada75f">
            <text:p>N</text:p>
          </table:table-cell>
          <table:table-cell office:string-value="N" office:value-type="string" table:style-name="a264fd7">
            <text:p>N</text:p>
          </table:table-cell>
          <table:table-cell office:string-value="Y" office:value-type="string" table:style-name="a7c3af0">
            <text:p>Y</text:p>
          </table:table-cell>
          <table:table-cell office:string-value="N" office:value-type="string" table:style-name="a7d2049">
            <text:p>N</text:p>
          </table:table-cell>
          <table:table-cell office:string-value="-" office:value-type="string" table:style-name="ad7148e">
            <text:p>-</text:p>
          </table:table-cell>
          <table:table-cell office:string-value="Y" office:value-type="string" table:style-name="a68fe48">
            <text:p>Y</text:p>
          </table:table-cell>
          <table:table-cell office:string-value="-" office:value-type="string" table:style-name="a1bfb7b">
            <text:p>-</text:p>
          </table:table-cell>
          <table:table-cell office:string-value="N" office:value-type="string" table:style-name="ae36763">
            <text:p>N</text:p>
          </table:table-cell>
          <table:table-cell office:string-value="Y" office:value-type="string" table:style-name="a205cae">
            <text:p>Y</text:p>
          </table:table-cell>
          <table:table-cell office:string-value="Y" office:value-type="string" table:style-name="aff07ec">
            <text:p>Y</text:p>
          </table:table-cell>
          <table:table-cell office:string-value="N" office:value-type="string" table:style-name="aa0e162">
            <text:p>N</text:p>
          </table:table-cell>
          <table:table-cell office:string-value="-" office:value-type="string" table:style-name="a720b70">
            <text:p>-</text:p>
          </table:table-cell>
          <table:table-cell office:string-value="Y" office:value-type="string" table:style-name="a782e73">
            <text:p>Y</text:p>
          </table:table-cell>
          <table:table-cell office:string-value="-" office:value-type="string" table:style-name="ac55a96">
            <text:p>-</text:p>
          </table:table-cell>
          <table:table-cell office:string-value="-" office:value-type="string" table:style-name="a4be616">
            <text:p>-</text:p>
          </table:table-cell>
        </table:table-row>
        <table:table-row>
          <table:table-cell office:string-value="C07" office:value-type="string" table:style-name="a757745">
            <text:p>C07</text:p>
          </table:table-cell>
          <table:table-cell office:string-value="N" office:value-type="string" table:style-name="a2f1b11">
            <text:p>N</text:p>
          </table:table-cell>
          <table:table-cell office:string-value="-" office:value-type="string" table:style-name="a29d2ea">
            <text:p>-</text:p>
          </table:table-cell>
          <table:table-cell office:string-value="Y" office:value-type="string" table:style-name="a21dae7">
            <text:p>Y</text:p>
          </table:table-cell>
          <table:table-cell office:string-value="N" office:value-type="string" table:style-name="a013123">
            <text:p>N</text:p>
          </table:table-cell>
          <table:table-cell office:string-value="-" office:value-type="string" table:style-name="a359506">
            <text:p>-</text:p>
          </table:table-cell>
          <table:table-cell office:string-value="Y" office:value-type="string" table:style-name="a03fea1">
            <text:p>Y</text:p>
          </table:table-cell>
          <table:table-cell office:string-value="-" office:value-type="string" table:style-name="a576eec">
            <text:p>-</text:p>
          </table:table-cell>
          <table:table-cell office:string-value="N" office:value-type="string" table:style-name="a6f3194">
            <text:p>N</text:p>
          </table:table-cell>
          <table:table-cell office:string-value="Y" office:value-type="string" table:style-name="ae97807">
            <text:p>Y</text:p>
          </table:table-cell>
          <table:table-cell office:string-value="Y" office:value-type="string" table:style-name="a8ac1b6">
            <text:p>Y</text:p>
          </table:table-cell>
          <table:table-cell office:string-value="-" office:value-type="string" table:style-name="a18089b">
            <text:p>-</text:p>
          </table:table-cell>
          <table:table-cell office:string-value="Y" office:value-type="string" table:style-name="a7d3253">
            <text:p>Y</text:p>
          </table:table-cell>
          <table:table-cell office:string-value="Y" office:value-type="string" table:style-name="a231f5b">
            <text:p>Y</text:p>
          </table:table-cell>
          <table:table-cell office:string-value="N" office:value-type="string" table:style-name="a3f645b">
            <text:p>N</text:p>
          </table:table-cell>
          <table:table-cell office:string-value="Y" office:value-type="string" table:style-name="a744c59">
            <text:p>Y</text:p>
          </table:table-cell>
          <table:table-cell office:string-value="N" office:value-type="string" table:style-name="a623fe0">
            <text:p>N</text:p>
          </table:table-cell>
        </table:table-row>
        <table:table-row>
          <table:table-cell office:string-value="C08" office:value-type="string" table:style-name="a409d83">
            <text:p>C08</text:p>
          </table:table-cell>
          <table:table-cell office:string-value="N" office:value-type="string" table:style-name="a3f3966">
            <text:p>N</text:p>
          </table:table-cell>
          <table:table-cell office:string-value="-" office:value-type="string" table:style-name="a6971b6">
            <text:p>-</text:p>
          </table:table-cell>
          <table:table-cell office:string-value="N" office:value-type="string" table:style-name="afd2a17">
            <text:p>N</text:p>
          </table:table-cell>
          <table:table-cell office:string-value="-" office:value-type="string" table:style-name="aaafb84">
            <text:p>-</text:p>
          </table:table-cell>
          <table:table-cell office:string-value="N" office:value-type="string" table:style-name="aa87e5b">
            <text:p>N</text:p>
          </table:table-cell>
          <table:table-cell office:string-value="N" office:value-type="string" table:style-name="aa6c9a5">
            <text:p>N</text:p>
          </table:table-cell>
          <table:table-cell office:string-value="N" office:value-type="string" table:style-name="a75839f">
            <text:p>N</text:p>
          </table:table-cell>
          <table:table-cell office:string-value="-" office:value-type="string" table:style-name="acee082">
            <text:p>-</text:p>
          </table:table-cell>
          <table:table-cell office:string-value="Y" office:value-type="string" table:style-name="ae29db6">
            <text:p>Y</text:p>
          </table:table-cell>
          <table:table-cell office:string-value="N" office:value-type="string" table:style-name="a9eda81">
            <text:p>N</text:p>
          </table:table-cell>
          <table:table-cell office:string-value="-" office:value-type="string" table:style-name="adeab6e">
            <text:p>-</text:p>
          </table:table-cell>
          <table:table-cell office:string-value="Y" office:value-type="string" table:style-name="a6d6cd7">
            <text:p>Y</text:p>
          </table:table-cell>
          <table:table-cell office:string-value="N" office:value-type="string" table:style-name="ace2c0c">
            <text:p>N</text:p>
          </table:table-cell>
          <table:table-cell office:string-value="-" office:value-type="string" table:style-name="ae3a0ae">
            <text:p>-</text:p>
          </table:table-cell>
          <table:table-cell office:string-value="-" office:value-type="string" table:style-name="a5daf6d">
            <text:p>-</text:p>
          </table:table-cell>
          <table:table-cell office:string-value="N" office:value-type="string" table:style-name="ad7ef06">
            <text:p>N</text:p>
          </table:table-cell>
        </table:table-row>
        <table:table-row>
          <table:table-cell office:string-value="C09" office:value-type="string" table:style-name="ac641a2">
            <text:p>C09</text:p>
          </table:table-cell>
          <table:table-cell office:string-value="Y" office:value-type="string" table:style-name="ad162f5">
            <text:p>Y</text:p>
          </table:table-cell>
          <table:table-cell office:string-value="Y" office:value-type="string" table:style-name="ae5465d">
            <text:p>Y</text:p>
          </table:table-cell>
          <table:table-cell office:string-value="-" office:value-type="string" table:style-name="ad80e69">
            <text:p>-</text:p>
          </table:table-cell>
          <table:table-cell office:string-value="N" office:value-type="string" table:style-name="aae773e">
            <text:p>N</text:p>
          </table:table-cell>
          <table:table-cell office:string-value="Y" office:value-type="string" table:style-name="ae3f544">
            <text:p>Y</text:p>
          </table:table-cell>
          <table:table-cell office:string-value="N" office:value-type="string" table:style-name="a4cb318">
            <text:p>N</text:p>
          </table:table-cell>
          <table:table-cell office:string-value="-" office:value-type="string" table:style-name="a4faaf6">
            <text:p>-</text:p>
          </table:table-cell>
          <table:table-cell office:string-value="Y" office:value-type="string" table:style-name="aeafe05">
            <text:p>Y</text:p>
          </table:table-cell>
          <table:table-cell office:string-value="-" office:value-type="string" table:style-name="a035e9b">
            <text:p>-</text:p>
          </table:table-cell>
          <table:table-cell office:string-value="N" office:value-type="string" table:style-name="a12e197">
            <text:p>N</text:p>
          </table:table-cell>
          <table:table-cell office:string-value="Y" office:value-type="string" table:style-name="a0b9017">
            <text:p>Y</text:p>
          </table:table-cell>
          <table:table-cell office:string-value="Y" office:value-type="string" table:style-name="a5216b6">
            <text:p>Y</text:p>
          </table:table-cell>
          <table:table-cell office:string-value="N" office:value-type="string" table:style-name="aadcd50">
            <text:p>N</text:p>
          </table:table-cell>
          <table:table-cell office:string-value="-" office:value-type="string" table:style-name="a398b9c">
            <text:p>-</text:p>
          </table:table-cell>
          <table:table-cell office:string-value="N" office:value-type="string" table:style-name="aeba9ef">
            <text:p>N</text:p>
          </table:table-cell>
          <table:table-cell office:string-value="N" office:value-type="string" table:style-name="a0c603c">
            <text:p>N</text:p>
          </table:table-cell>
        </table:table-row>
        <table:table-row>
          <table:table-cell office:string-value="C10" office:value-type="string" table:style-name="a1342a1">
            <text:p>C10</text:p>
          </table:table-cell>
          <table:table-cell office:string-value="Y" office:value-type="string" table:style-name="a01542e">
            <text:p>Y</text:p>
          </table:table-cell>
          <table:table-cell office:string-value="Y" office:value-type="string" table:style-name="a0e2abb">
            <text:p>Y</text:p>
          </table:table-cell>
          <table:table-cell office:string-value="-" office:value-type="string" table:style-name="a240659">
            <text:p>-</text:p>
          </table:table-cell>
          <table:table-cell office:string-value="-" office:value-type="string" table:style-name="a8b3c4f">
            <text:p>-</text:p>
          </table:table-cell>
          <table:table-cell office:string-value="Y" office:value-type="string" table:style-name="aa2cd16">
            <text:p>Y</text:p>
          </table:table-cell>
          <table:table-cell office:string-value="-" office:value-type="string" table:style-name="a21bb5c">
            <text:p>-</text:p>
          </table:table-cell>
          <table:table-cell office:string-value="-" office:value-type="string" table:style-name="a90d47e">
            <text:p>-</text:p>
          </table:table-cell>
          <table:table-cell office:string-value="Y" office:value-type="string" table:style-name="a0bbdd3">
            <text:p>Y</text:p>
          </table:table-cell>
          <table:table-cell office:string-value="Y" office:value-type="string" table:style-name="ab32ba1">
            <text:p>Y</text:p>
          </table:table-cell>
          <table:table-cell office:string-value="-" office:value-type="string" table:style-name="ac699ec">
            <text:p>-</text:p>
          </table:table-cell>
          <table:table-cell office:string-value="Y" office:value-type="string" table:style-name="a29a3e1">
            <text:p>Y</text:p>
          </table:table-cell>
          <table:table-cell office:string-value="-" office:value-type="string" table:style-name="a6a4082">
            <text:p>-</text:p>
          </table:table-cell>
          <table:table-cell office:string-value="Y" office:value-type="string" table:style-name="a723330">
            <text:p>Y</text:p>
          </table:table-cell>
          <table:table-cell office:string-value="N" office:value-type="string" table:style-name="a57a94b">
            <text:p>N</text:p>
          </table:table-cell>
          <table:table-cell office:string-value="N" office:value-type="string" table:style-name="ab85f69">
            <text:p>N</text:p>
          </table:table-cell>
          <table:table-cell office:string-value="-" office:value-type="string" table:style-name="ab8a6b4">
            <text:p>-</text:p>
          </table:table-cell>
        </table:table-row>
        <table:table-row>
          <table:table-cell office:string-value="C11" office:value-type="string" table:style-name="a43e2c5">
            <text:p>C11</text:p>
          </table:table-cell>
          <table:table-cell office:string-value="-" office:value-type="string" table:style-name="aa42220">
            <text:p>-</text:p>
          </table:table-cell>
          <table:table-cell office:string-value="-" office:value-type="string" table:style-name="ae779fb">
            <text:p>-</text:p>
          </table:table-cell>
          <table:table-cell office:string-value="N" office:value-type="string" table:style-name="aae082a">
            <text:p>N</text:p>
          </table:table-cell>
          <table:table-cell office:string-value="-" office:value-type="string" table:style-name="a088439">
            <text:p>-</text:p>
          </table:table-cell>
          <table:table-cell office:string-value="Y" office:value-type="string" table:style-name="aa062d4">
            <text:p>Y</text:p>
          </table:table-cell>
          <table:table-cell office:string-value="-" office:value-type="string" table:style-name="ad370c1">
            <text:p>-</text:p>
          </table:table-cell>
          <table:table-cell office:string-value="-" office:value-type="string" table:style-name="a1ec078">
            <text:p>-</text:p>
          </table:table-cell>
          <table:table-cell office:string-value="-" office:value-type="string" table:style-name="aec7a6a">
            <text:p>-</text:p>
          </table:table-cell>
          <table:table-cell office:string-value="Y" office:value-type="string" table:style-name="afc90cc">
            <text:p>Y</text:p>
          </table:table-cell>
          <table:table-cell office:string-value="Y" office:value-type="string" table:style-name="a91ed5c">
            <text:p>Y</text:p>
          </table:table-cell>
          <table:table-cell office:string-value="N" office:value-type="string" table:style-name="a3bb55a">
            <text:p>N</text:p>
          </table:table-cell>
          <table:table-cell office:string-value="-" office:value-type="string" table:style-name="a5526a7">
            <text:p>-</text:p>
          </table:table-cell>
          <table:table-cell office:string-value="-" office:value-type="string" table:style-name="a5fd5b2">
            <text:p>-</text:p>
          </table:table-cell>
          <table:table-cell office:string-value="Y" office:value-type="string" table:style-name="a14c016">
            <text:p>Y</text:p>
          </table:table-cell>
          <table:table-cell office:string-value="Y" office:value-type="string" table:style-name="ad0ddc0">
            <text:p>Y</text:p>
          </table:table-cell>
          <table:table-cell office:string-value="Y" office:value-type="string" table:style-name="a7c6a62">
            <text:p>Y</text:p>
          </table:table-cell>
        </table:table-row>
        <table:table-row>
          <table:table-cell office:string-value="C12" office:value-type="string" table:style-name="a0418e4">
            <text:p>C12</text:p>
          </table:table-cell>
          <table:table-cell office:string-value="N" office:value-type="string" table:style-name="a225fb9">
            <text:p>N</text:p>
          </table:table-cell>
          <table:table-cell office:string-value="Y" office:value-type="string" table:style-name="a2e9f25">
            <text:p>Y</text:p>
          </table:table-cell>
          <table:table-cell office:string-value="Y" office:value-type="string" table:style-name="aed1e9d">
            <text:p>Y</text:p>
          </table:table-cell>
          <table:table-cell office:string-value="N" office:value-type="string" table:style-name="a13fda2">
            <text:p>N</text:p>
          </table:table-cell>
          <table:table-cell office:string-value="-" office:value-type="string" table:style-name="a4f4e32">
            <text:p>-</text:p>
          </table:table-cell>
          <table:table-cell office:string-value="N" office:value-type="string" table:style-name="a554c3c">
            <text:p>N</text:p>
          </table:table-cell>
          <table:table-cell office:string-value="N" office:value-type="string" table:style-name="a8706d1">
            <text:p>N</text:p>
          </table:table-cell>
          <table:table-cell office:string-value="-" office:value-type="string" table:style-name="a19ced1">
            <text:p>-</text:p>
          </table:table-cell>
          <table:table-cell office:string-value="-" office:value-type="string" table:style-name="af9353c">
            <text:p>-</text:p>
          </table:table-cell>
          <table:table-cell office:string-value="-" office:value-type="string" table:style-name="a18d4d1">
            <text:p>-</text:p>
          </table:table-cell>
          <table:table-cell office:string-value="-" office:value-type="string" table:style-name="adcf87d">
            <text:p>-</text:p>
          </table:table-cell>
          <table:table-cell office:string-value="-" office:value-type="string" table:style-name="acf9e70">
            <text:p>-</text:p>
          </table:table-cell>
          <table:table-cell office:string-value="-" office:value-type="string" table:style-name="a28e0f1">
            <text:p>-</text:p>
          </table:table-cell>
          <table:table-cell office:string-value="-" office:value-type="string" table:style-name="ac567ab">
            <text:p>-</text:p>
          </table:table-cell>
          <table:table-cell office:string-value="N" office:value-type="string" table:style-name="adf798f">
            <text:p>N</text:p>
          </table:table-cell>
          <table:table-cell office:string-value="N" office:value-type="string" table:style-name="a505c4f">
            <text:p>N</text:p>
          </table:table-cell>
        </table:table-row>
        <table:table-row>
          <table:table-cell office:string-value="C13" office:value-type="string" table:style-name="aa5926b">
            <text:p>C13</text:p>
          </table:table-cell>
          <table:table-cell office:string-value="-" office:value-type="string" table:style-name="ac4e26a">
            <text:p>-</text:p>
          </table:table-cell>
          <table:table-cell office:string-value="Y" office:value-type="string" table:style-name="a8b63e8">
            <text:p>Y</text:p>
          </table:table-cell>
          <table:table-cell office:string-value="N" office:value-type="string" table:style-name="a52912b">
            <text:p>N</text:p>
          </table:table-cell>
          <table:table-cell office:string-value="N" office:value-type="string" table:style-name="ac9e1f8">
            <text:p>N</text:p>
          </table:table-cell>
          <table:table-cell office:string-value="Y" office:value-type="string" table:style-name="a74e236">
            <text:p>Y</text:p>
          </table:table-cell>
          <table:table-cell office:string-value="Y" office:value-type="string" table:style-name="afeffb8">
            <text:p>Y</text:p>
          </table:table-cell>
          <table:table-cell office:string-value="-" office:value-type="string" table:style-name="a8b5fb9">
            <text:p>-</text:p>
          </table:table-cell>
          <table:table-cell office:string-value="-" office:value-type="string" table:style-name="a7273d6">
            <text:p>-</text:p>
          </table:table-cell>
          <table:table-cell office:string-value="N" office:value-type="string" table:style-name="a3473c5">
            <text:p>N</text:p>
          </table:table-cell>
          <table:table-cell office:string-value="Y" office:value-type="string" table:style-name="abbb5b8">
            <text:p>Y</text:p>
          </table:table-cell>
          <table:table-cell office:string-value="N" office:value-type="string" table:style-name="adb077b">
            <text:p>N</text:p>
          </table:table-cell>
          <table:table-cell office:string-value="N" office:value-type="string" table:style-name="a86a0b7">
            <text:p>N</text:p>
          </table:table-cell>
          <table:table-cell office:string-value="-" office:value-type="string" table:style-name="aad37f3">
            <text:p>-</text:p>
          </table:table-cell>
          <table:table-cell office:string-value="Y" office:value-type="string" table:style-name="af75423">
            <text:p>Y</text:p>
          </table:table-cell>
          <table:table-cell office:string-value="N" office:value-type="string" table:style-name="ac95938">
            <text:p>N</text:p>
          </table:table-cell>
          <table:table-cell office:string-value="Y" office:value-type="string" table:style-name="a073518">
            <text:p>Y</text:p>
          </table:table-cell>
        </table:table-row>
        <table:table-row>
          <table:table-cell office:string-value="C14" office:value-type="string" table:style-name="a4c0c12">
            <text:p>C14</text:p>
          </table:table-cell>
          <table:table-cell office:string-value="-" office:value-type="string" table:style-name="a478b44">
            <text:p>-</text:p>
          </table:table-cell>
          <table:table-cell office:string-value="-" office:value-type="string" table:style-name="a3969fb">
            <text:p>-</text:p>
          </table:table-cell>
          <table:table-cell office:string-value="Y" office:value-type="string" table:style-name="a3e68ff">
            <text:p>Y</text:p>
          </table:table-cell>
          <table:table-cell office:string-value="N" office:value-type="string" table:style-name="a531ce0">
            <text:p>N</text:p>
          </table:table-cell>
          <table:table-cell office:string-value="N" office:value-type="string" table:style-name="a2e3808">
            <text:p>N</text:p>
          </table:table-cell>
          <table:table-cell office:string-value="N" office:value-type="string" table:style-name="aaa5ee6">
            <text:p>N</text:p>
          </table:table-cell>
          <table:table-cell office:string-value="N" office:value-type="string" table:style-name="ac9e5c4">
            <text:p>N</text:p>
          </table:table-cell>
          <table:table-cell office:string-value="-" office:value-type="string" table:style-name="aeed0f7">
            <text:p>-</text:p>
          </table:table-cell>
          <table:table-cell office:string-value="N" office:value-type="string" table:style-name="a8853da">
            <text:p>N</text:p>
          </table:table-cell>
          <table:table-cell office:string-value="-" office:value-type="string" table:style-name="a407cec">
            <text:p>-</text:p>
          </table:table-cell>
          <table:table-cell office:string-value="Y" office:value-type="string" table:style-name="ae83092">
            <text:p>Y</text:p>
          </table:table-cell>
          <table:table-cell office:string-value="-" office:value-type="string" table:style-name="aa86d4c">
            <text:p>-</text:p>
          </table:table-cell>
          <table:table-cell office:string-value="-" office:value-type="string" table:style-name="afe2ee8">
            <text:p>-</text:p>
          </table:table-cell>
          <table:table-cell office:string-value="Y" office:value-type="string" table:style-name="a5958ee">
            <text:p>Y</text:p>
          </table:table-cell>
          <table:table-cell office:string-value="-" office:value-type="string" table:style-name="a50a113">
            <text:p>-</text:p>
          </table:table-cell>
          <table:table-cell office:string-value="-" office:value-type="string" table:style-name="a06e322">
            <text:p>-</text:p>
          </table:table-cell>
        </table:table-row>
        <table:table-row>
          <table:table-cell office:string-value="C15" office:value-type="string" table:style-name="afe2959">
            <text:p>C15</text:p>
          </table:table-cell>
          <table:table-cell office:string-value="Y" office:value-type="string" table:style-name="a7fb9c1">
            <text:p>Y</text:p>
          </table:table-cell>
          <table:table-cell office:string-value="N" office:value-type="string" table:style-name="aebb5f7">
            <text:p>N</text:p>
          </table:table-cell>
          <table:table-cell office:string-value="Y" office:value-type="string" table:style-name="a222e19">
            <text:p>Y</text:p>
          </table:table-cell>
          <table:table-cell office:string-value="-" office:value-type="string" table:style-name="a06d4aa">
            <text:p>-</text:p>
          </table:table-cell>
          <table:table-cell office:string-value="Y" office:value-type="string" table:style-name="a20555f">
            <text:p>Y</text:p>
          </table:table-cell>
          <table:table-cell office:string-value="N" office:value-type="string" table:style-name="aba99e6">
            <text:p>N</text:p>
          </table:table-cell>
          <table:table-cell office:string-value="-" office:value-type="string" table:style-name="acfd30d">
            <text:p>-</text:p>
          </table:table-cell>
          <table:table-cell office:string-value="N" office:value-type="string" table:style-name="a1d1ef1">
            <text:p>N</text:p>
          </table:table-cell>
          <table:table-cell office:string-value="-" office:value-type="string" table:style-name="a36f0ff">
            <text:p>-</text:p>
          </table:table-cell>
          <table:table-cell office:string-value="-" office:value-type="string" table:style-name="a5de070">
            <text:p>-</text:p>
          </table:table-cell>
          <table:table-cell office:string-value="-" office:value-type="string" table:style-name="a05d306">
            <text:p>-</text:p>
          </table:table-cell>
          <table:table-cell office:string-value="Y" office:value-type="string" table:style-name="ab6af91">
            <text:p>Y</text:p>
          </table:table-cell>
          <table:table-cell office:string-value="-" office:value-type="string" table:style-name="ae5cc4c">
            <text:p>-</text:p>
          </table:table-cell>
          <table:table-cell office:string-value="Y" office:value-type="string" table:style-name="a0bf4c0">
            <text:p>Y</text:p>
          </table:table-cell>
          <table:table-cell office:string-value="N" office:value-type="string" table:style-name="a727064">
            <text:p>N</text:p>
          </table:table-cell>
          <table:table-cell office:string-value="Y" office:value-type="string" table:style-name="aa64830">
            <text:p>Y</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oehler</dc:creator>
    <dc:date>2016-06-07T08:57:47</dc:date>
    <meta:editing-cycles>1</meta:editing-cycles>
    <meta:editing-duration>PT1.318S</meta:editing-duration>
    <meta:initial-creator>moehler</meta:initial-creator>
    <meta:creation-date>2016-06-07T08:57:46</meta:creation-date>
    <dc:language>de</dc:language>
  </office:meta>
</office:document-meta>
</file>